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Time Taken in hours</text:p>
          </table:table-cell>
          <table:table-cell/>
          <table:table-cell office:value-type="string">
            <text:p>Total Time in hours</text:p>
          </table:table-cell>
        </table:table-row>
        <table:table-row table:style-name="ro1">
          <table:table-cell office:value-type="string">
            <text:p>Implementing Transaction Performing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orked on Generating Tan Numbers in C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UseCases Documentatio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iscellaneous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14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bh Nawalgaria</meta:initial-creator>
    <meta:creation-date>2015-11-02T14:35:22.54</meta:creation-date>
    <dc:date>2015-11-02T14:38:48.68</dc:date>
    <dc:creator>Saurabh Nawalgaria</dc:creator>
    <meta:editing-duration>PT3M25S</meta:editing-duration>
    <meta:editing-cycles>2</meta:editing-cycles>
    <meta:generator>OpenOffice/4.1.2$Win32 OpenOffice.org_project/412m3$Build-9782</meta:generator>
    <meta:document-statistic meta:table-count="3" meta:cell-count="12" meta:object-count="0"/>
  </office:meta>
</office:document-meta>
</file>